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2257" officeooo:paragraph-rsid="000c2257"/>
    </style:style>
    <style:style style:name="P2" style:family="paragraph" style:parent-style-name="Standard">
      <style:paragraph-properties fo:text-align="start" style:justify-single-word="false"/>
      <style:text-properties officeooo:rsid="000c2257" officeooo:paragraph-rsid="000c2257"/>
    </style:style>
    <style:style style:name="P3" style:family="paragraph" style:parent-style-name="Standard">
      <style:paragraph-properties fo:text-align="start" style:justify-single-word="false"/>
      <style:text-properties officeooo:rsid="000d76ab" officeooo:paragraph-rsid="000d76ab"/>
    </style:style>
    <style:style style:name="P4" style:family="paragraph" style:parent-style-name="Text_20_body">
      <style:text-properties officeooo:rsid="000c2257" officeooo:paragraph-rsid="000c2257"/>
    </style:style>
    <style:style style:name="P5" style:family="paragraph" style:parent-style-name="Text_20_body">
      <style:text-properties officeooo:paragraph-rsid="000c2257"/>
    </style:style>
    <style:style style:name="P6" style:family="paragraph" style:parent-style-name="Heading_20_4">
      <style:text-properties officeooo:paragraph-rsid="000c2257"/>
    </style:style>
    <style:style style:name="P7" style:family="paragraph" style:parent-style-name="Text_20_body">
      <style:text-properties officeooo:rsid="000d76ab" officeooo:paragraph-rsid="000d76ab"/>
    </style:style>
    <style:style style:name="T1" style:family="text">
      <style:text-properties officeooo:rsid="000d76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ité</text:p>
      <text:p text:style-name="P1"/>
      <text:p text:style-name="P1"/>
      <text:h text:style-name="Heading_20_4" text:outline-level="4">Clients</text:h>
      <text:p text:style-name="P2">nom,</text:p>
      <text:p text:style-name="P2">prénom,</text:p>
      <text:p text:style-name="P2">adresse,</text:p>
      <text:p text:style-name="P2">ville,</text:p>
      <text:p text:style-name="P2">téléphone,</text:p>
      <text:p text:style-name="P2">email</text:p>
      <text:h text:style-name="Heading_20_4" text:outline-level="4" text:is-list-header="true"/>
      <text:h text:style-name="Heading_20_4" text:outline-level="4">Intervention</text:h>
      <text:p text:style-name="P2">Client associé</text:p>
      <text:p text:style-name="P2">Technicien assigné</text:p>
      <text:p text:style-name="P2">Date/heure</text:p>
      <text:p text:style-name="P2">Statut</text:p>
      <text:p text:style-name="P2">Description du problème </text:p>
      <text:h text:style-name="Heading_20_4" text:outline-level="4"/>
      <text:h text:style-name="Heading_20_4" text:outline-level="4">Patron</text:h>
      <text:p text:style-name="P2">Créer, Modifier, Supprimer une intervention, Voir l’historique d’un client</text:p>
      <text:p text:style-name="P2">Ajouter / Modifier / Supprimer un matériel</text:p>
      <text:p text:style-name="P2">Ajouter / Modifier / Supprimer un technicien</text:p>
      <text:p text:style-name="P2">Ajouter / Modifier / Supprimer un client</text:p>
      <text:p text:style-name="P2">Ajouter un ou plusieurs matériels à une intervention</text:p>
      <text:p text:style-name="P3">Nom</text:p>
      <text:p text:style-name="P3">Prénom</text:p>
      <text:p text:style-name="P3">Email</text:p>
      <text:p text:style-name="P3">Tel.</text:p>
      <text:h text:style-name="Heading_20_4" text:outline-level="4" text:is-list-header="true">Stock</text:h>
      <text:p text:style-name="P4">Nom,</text:p>
      <text:p text:style-name="P4">référence,</text:p>
      <text:p text:style-name="P4">quantité en stock,</text:p>
      <text:p text:style-name="P4">prix unitaire </text:p>
      <text:h text:style-name="Heading_20_4" text:outline-level="4" text:is-list-header="true">Techniciens</text:h>
      <text:p text:style-name="P5">Nom,</text:p>
      <text:p text:style-name="P5">prénom,</text:p>
      <text:p text:style-name="P5"><text:span text:style-name="T1">E</text:span>mail,</text:p>
      <text:p text:style-name="P5">matricule,</text:p>
      <text:p text:style-name="P5">compétences (optionnel)</text:p>
      <text:h text:style-name="P6" text:outline-level="4" text:is-list-header="true"><text:soft-page-break/>Commandes</text:h>
      <text:p text:style-name="P7">N°commande</text:p>
      <text:p text:style-name="P7">prix</text:p>
      <text:h text:style-name="Heading_20_4" text:outline-level="4">Fournisseur</text:h>
      <text:p text:style-name="P7">Nom</text:p>
      <text:p text:style-name="P7">Prénom</text:p>
      <text:p text:style-name="P7">Information entreprise</text:p>
      <text:p text:style-name="P7">Email</text:p>
      <text:p text:style-name="P7">Tel.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3T15:00:43.115478700</meta:creation-date>
    <dc:date>2026-03-23T15:35:29.744526100</dc:date>
    <meta:editing-duration>PT12M54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44" meta:word-count="86" meta:character-count="599" meta:non-whitespace-character-count="555"/>
  </office:meta>
</office:document-meta>
</file>